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aa2e" officeooo:paragraph-rsid="001faa2e"/>
    </style:style>
    <style:style style:name="P2" style:family="paragraph" style:parent-style-name="Standard" style:list-style-name="L1">
      <style:text-properties officeooo:rsid="001faa2e" officeooo:paragraph-rsid="001faa2e"/>
    </style:style>
    <style:style style:name="P3" style:family="paragraph" style:parent-style-name="Standard" style:list-style-name="L1">
      <style:text-properties officeooo:paragraph-rsid="001faa2e"/>
    </style:style>
    <style:style style:name="P4" style:family="paragraph" style:parent-style-name="Standard" style:list-style-name="L1">
      <style:text-properties officeooo:paragraph-rsid="001fcec8"/>
    </style:style>
    <style:style style:name="P5" style:family="paragraph" style:parent-style-name="Standard" style:list-style-name="L1">
      <style:text-properties officeooo:paragraph-rsid="001ffadb"/>
    </style:style>
    <style:style style:name="P6" style:family="paragraph" style:parent-style-name="Standard" style:list-style-name="L1">
      <style:text-properties officeooo:rsid="001fcec8" officeooo:paragraph-rsid="001fcec8"/>
    </style:style>
    <style:style style:name="T1" style:family="text">
      <style:text-properties officeooo:rsid="001fcec8"/>
    </style:style>
    <style:style style:name="T2" style:family="text">
      <style:text-properties officeooo:rsid="001ffa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3d parts:</text:p>
      <text:p text:style-name="P1"/>
      <text:p text:style-name="P1">- 1 x base.stl</text:p>
      <text:p text:style-name="P1">- 2 x support.stl</text:p>
      <text:p text:style-name="P1">- 2 x rod-support.stl</text:p>
      <text:p text:style-name="P1">- 2 x le-rod-support.stl</text:p>
      <text:p text:style-name="P1"/>
      <text:p text:style-name="P1">Not mandatory – goodies:</text:p>
      <text:p text:style-name="P1">- 1 x case-bottom.stl</text:p>
      <text:p text:style-name="P1">- 1 x case-top.stl</text:p>
      <text:p text:style-name="P1"/>
      <text:p text:style-name="P1"/>
      <text:p text:style-name="P1"/>
      <text:list xml:id="list1265873095" text:style-name="L1">
        <text:list-item>
          <text:p text:style-name="P2">Take the base.stl part and both LoadingCell</text:p>
          <text:p text:style-name="P2"/>
        </text:list-item>
        <text:list-item>
          <text:p text:style-name="P2">Pass the cables of the LoadingCell 3kg throught the hole and screw from the bottom of the base the LoadingCell (floating toward the base large part – the back of the scale)</text:p>
          <text:p text:style-name="P2"/>
        </text:list-item>
        <text:list-item>
          <text:p text:style-name="P2">Pass the cables of the LoadingCell 2kg throught the hole and screw from the bottom of the base the LoadingCell (floating toward the base arrow part – the front of the scale)</text:p>
          <text:p text:style-name="P2"/>
        </text:list-item>
        <text:list-item>
          <text:p text:style-name="P3"><text:span text:style-name="T1">Solder LoadingCell cables to each HX711 module accordingly to the </text:span><text:bookmark text:name="bc0faeb5fb770fe7a932f1c0d57070dd-483cc2478da8d805331c46580f4a1bac042e98bf"/><text:a xlink:type="simple" xlink:href="https://github.com/guillaumef/cg-scale-wifi-oled/blob/master/documentation/circuit-diagram.pdf" text:style-name="Internet_20_link" text:visited-style-name="Visited_20_Internet_20_Link">circuit-diagram.pdf</text:a></text:p>
          <text:p text:style-name="P3"/>
        </text:list-item>
        <text:list-item>
          <text:p text:style-name="P3"><text:span text:style-name="T1">Prepare a trimmed 8-wires cable (a cat5/6 ethernet cable is a perfect match here) throught the back hole of the base. Partition the 8-wires in two 4-wires and solder them to each HX711 module (</text:span><text:bookmark text:name="bc0faeb5fb770fe7a932f1c0d57070dd-483cc2478da8d805331c46580f4a1bac042e98bf1"/><text:a xlink:type="simple" xlink:href="https://github.com/guillaumef/cg-scale-wifi-oled/blob/master/documentation/circuit-diagram.pdf" text:style-name="Internet_20_link" text:visited-style-name="Visited_20_Internet_20_Link">circuit-diagram.pdf</text:a><text:span text:style-name="T1">)</text:span></text:p>
          <text:p text:style-name="P3"/>
        </text:list-item>
        <text:list-item>
          <text:p text:style-name="P4"><text:span text:style-name="T1">Solder the other end of the 8-wires cable to the ESP32 (</text:span><text:bookmark text:name="bc0faeb5fb770fe7a932f1c0d57070dd-483cc2478da8d805331c46580f4a1bac042e98bf2"/><text:a xlink:type="simple" xlink:href="https://github.com/guillaumef/cg-scale-wifi-oled/blob/master/documentation/circuit-diagram.pdf" text:style-name="Internet_20_link" text:visited-style-name="Visited_20_Internet_20_Link">circuit-diagram.pdf</text:a><text:span text:style-name="T1">)</text:span></text:p>
          <text:p text:style-name="P4"/>
        </text:list-item>
        <text:list-item>
          <text:p text:style-name="P4"><text:span text:style-name="T1">Screw each support.stl parts to each LoadingCell</text:span></text:p>
          <text:p text:style-name="P4"/>
        </text:list-item>
        <text:list-item>
          <text:p text:style-name="P6">Take a 3mm drill and enhance the quality of all holes on parts: rod-support.stl, le-rod-support.stl</text:p>
          <text:p text:style-name="P6">This step is to perfect the holes to fit the 3mm rods. Don’t over-drill, just follow the printed hole</text:p>
          <text:p text:style-name="P6"/>
        </text:list-item>
        <text:list-item>
          <text:p text:style-name="P6">Check a picture of the final cg scale and finalize the build with rods positioning</text:p>
          <text:p text:style-name="P6"/>
        </text:list-item>
        <text:list-item>
          <text:p text:style-name="P5"><text:span text:style-name="T1">Upload the code in the ESP32 (</text:span><text:bookmark text:name="04c6e90faac2675aa89e2176d2eec7d8-3fb0c4c2d2f49f72e973289c034de91bbbd73d13"/><text:a xlink:type="simple" xlink:href="https://github.com/guillaumef/cg-scale-wifi-oled/blob/master/soft/README.md" text:style-name="Internet_20_link" text:visited-style-name="Visited_20_Internet_20_Link">README.md</text:a><text:span text:style-name="T2">)</text:span></text:p>
          <text:p text:style-name="P5"/>
        </text:list-item>
        <text:list-item>
          <text:p text:style-name="P5"><text:span text:style-name="T2">You are now ready and you can read the</text:span><text:bookmark text:name="af48ac7e2cdd79c388a470d1c3f9d339-fe5c620592e66de215225429c0e3c71d0bb2b25e"/><text:span text:style-name="T2"> </text:span><text:a xlink:type="simple" xlink:href="https://github.com/guillaumef/cg-scale-wifi-oled/blob/master/documentation/manual.pdf" text:style-name="Internet_20_link" text:visited-style-name="Visited_20_Internet_20_Link">manual.pdf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01:47:26.826488716</meta:creation-date>
    <dc:date>2019-08-31T02:10:49.438727305</dc:date>
    <meta:editing-duration>PT2M52S</meta:editing-duration>
    <meta:editing-cycles>1</meta:editing-cycles>
    <meta:document-statistic meta:table-count="0" meta:image-count="0" meta:object-count="0" meta:page-count="1" meta:paragraph-count="20" meta:word-count="240" meta:character-count="1353" meta:non-whitespace-character-count="1141"/>
    <meta:generator>LibreOffice/5.3.3.2$Linux_X86_64 LibreOffice_project/3d9a8b4b4e538a85e0782bd6c2d430bafe583448</meta:generator>
  </office:meta>
</office:document-meta>
</file>